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style:font-name="Consolas" fo:font-size="9pt" fo:font-weight="normal" officeooo:rsid="00174f61" officeooo:paragraph-rsid="00174f61" fo:background-color="#ffffff" style:font-size-asian="9pt" style:font-size-complex="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uzdalenko Alexey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0.3cm" fo:margin-bottom="0.3cm" fo:margin-left="0.3cm" fo:margin-right="0.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8T19:00:29.994000000</meta:creation-date>
    <dc:date>2025-02-10T16:14:51.029000000</dc:date>
    <meta:editing-duration>PT12M16S</meta:editing-duration>
    <meta:editing-cycles>9</meta:editing-cycles>
    <meta:generator>LibreOffice/24.8.4.2$Windows_X86_64 LibreOffice_project/bb3cfa12c7b1bf994ecc5649a80400d06cd71002</meta:generator>
    <meta:document-statistic meta:table-count="0" meta:image-count="0" meta:object-count="0" meta:page-count="1" meta:paragraph-count="1" meta:word-count="2" meta:character-count="17" meta:non-whitespace-character-count="16"/>
  </office:meta>
</office:document-meta>
</file>